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08f52f" officeooo:paragraph-rsid="0008f52f" style:font-size-asian="10pt" style:font-size-complex="10pt"/>
    </style:style>
    <style:style style:name="P2" style:family="paragraph" style:parent-style-name="Standard">
      <style:text-properties officeooo:rsid="0002e232" officeooo:paragraph-rsid="0002e232"/>
    </style:style>
    <style:style style:name="P3" style:family="paragraph" style:parent-style-name="Standard">
      <style:paragraph-properties fo:text-align="center" style:justify-single-word="false"/>
      <style:text-properties officeooo:rsid="0002e232" officeooo:paragraph-rsid="0002e232"/>
    </style:style>
    <style:style style:name="P4" style:family="paragraph" style:parent-style-name="Standard">
      <style:paragraph-properties fo:text-align="center" style:justify-single-word="false">
        <style:tab-stops>
          <style:tab-stop style:position="8.751cm"/>
        </style:tab-stops>
      </style:paragraph-properties>
      <style:text-properties fo:font-size="18pt" fo:font-weight="bold" officeooo:rsid="0002e232" officeooo:paragraph-rsid="0002e232" style:font-size-asian="18pt" style:font-weight-asian="bold" style:font-size-complex="18pt" style:font-weight-complex="bold"/>
    </style:style>
    <style:style style:name="P5" style:family="paragraph" style:parent-style-name="Standard">
      <style:paragraph-properties>
        <style:tab-stops>
          <style:tab-stop style:position="6.02cm"/>
        </style:tab-stops>
      </style:paragraph-properties>
      <style:text-properties officeooo:rsid="00036bee" officeooo:paragraph-rsid="00036bee"/>
    </style:style>
    <style:style style:name="P6" style:family="paragraph" style:parent-style-name="Standard">
      <style:paragraph-properties>
        <style:tab-stops>
          <style:tab-stop style:position="14.977cm" style:type="right"/>
        </style:tab-stops>
      </style:paragraph-properties>
      <style:text-properties officeooo:paragraph-rsid="00036bee"/>
    </style:style>
    <style:style style:name="P7" style:family="paragraph" style:parent-style-name="Standard">
      <style:text-properties officeooo:rsid="0008f52f" officeooo:paragraph-rsid="0008f52f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002e232" officeooo:paragraph-rsid="0002e232"/>
    </style:style>
    <style:style style:name="P9" style:family="paragraph" style:parent-style-name="Standard">
      <style:paragraph-properties fo:margin-left="0cm" fo:margin-right="0cm" fo:text-indent="0cm" style:auto-text-indent="false" fo:padding="0.199cm" fo:border="0.51pt solid #000000" style:shadow="#808080 0.101cm 0.101cm">
        <style:tab-stops>
          <style:tab-stop style:position="7.9cm"/>
        </style:tab-stops>
      </style:paragraph-properties>
      <style:text-properties officeooo:rsid="0002e232" officeooo:paragraph-rsid="0002e232"/>
    </style:style>
    <style:style style:name="P10" style:family="paragraph" style:parent-style-name="Standard">
      <style:paragraph-properties fo:margin-left="0cm" fo:margin-right="0cm" fo:text-indent="0cm" style:auto-text-indent="false" fo:padding="0.199cm" fo:border="0.51pt solid #000000" style:shadow="#808080 0.101cm 0.101cm">
        <style:tab-stops>
          <style:tab-stop style:position="7.9cm"/>
        </style:tab-stops>
      </style:paragraph-properties>
      <style:text-properties officeooo:rsid="00036bee" officeooo:paragraph-rsid="00036bee"/>
    </style:style>
    <style:style style:name="P11" style:family="paragraph" style:parent-style-name="Standard">
      <style:paragraph-properties fo:margin-left="0cm" fo:margin-right="0cm" fo:text-indent="0cm" style:auto-text-indent="false" fo:padding="0.199cm" fo:border="0.51pt solid #000000" style:shadow="#808080 0.101cm 0.101cm">
        <style:tab-stops>
          <style:tab-stop style:position="7.9cm"/>
        </style:tab-stops>
      </style:paragraph-properties>
      <style:text-properties officeooo:paragraph-rsid="0002e232"/>
    </style:style>
    <style:style style:name="P12" style:family="paragraph" style:parent-style-name="Standard">
      <style:paragraph-properties fo:padding="0.199cm" fo:border="0.51pt solid #000000" style:shadow="#808080 0.101cm 0.101cm">
        <style:tab-stops>
          <style:tab-stop style:position="16.499cm" style:type="right" style:leader-style="dotted" style:leader-text="."/>
        </style:tab-stops>
      </style:paragraph-properties>
      <style:text-properties officeooo:rsid="00036bee" officeooo:paragraph-rsid="00036bee"/>
    </style:style>
    <style:style style:name="P13" style:family="paragraph" style:parent-style-name="Standard">
      <style:paragraph-properties fo:padding="0.199cm" fo:border="0.51pt solid #000000" style:shadow="#808080 0.101cm 0.101cm">
        <style:tab-stops>
          <style:tab-stop style:position="16.499cm" style:type="right" style:leader-style="dotted" style:leader-text="."/>
        </style:tab-stops>
      </style:paragraph-properties>
      <style:text-properties officeooo:paragraph-rsid="00036bee"/>
    </style:style>
    <style:style style:name="T1" style:family="text">
      <style:text-properties officeooo:rsid="000dff44"/>
    </style:style>
    <style:style style:name="T2" style:family="text">
      <style:text-properties officeooo:rsid="0002e232"/>
    </style:style>
    <style:style style:name="T3" style:family="text">
      <style:text-properties officeooo:rsid="00036be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a5a90"/>
    </style:style>
    <style:style style:name="T6" style:family="text">
      <style:text-properties officeooo:rsid="000d3d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P</text:span>ort des Minimes – La Rochelle</text:p>
      <text:p text:style-name="P2"/>
      <text:p text:style-name="P3"/>
      <text:p text:style-name="P3">Facture du <text:database-display text:table-name="factures" text:table-type="table" text:column-name="date de facture " text:database-name="factures">&lt;date de facture &gt;</text:database-display></text:p>
      <text:p text:style-name="P3"/>
      <text:p text:style-name="P3"/>
      <text:p text:style-name="P3"/>
      <text:p text:style-name="P3"/>
      <text:p text:style-name="P8"/>
      <text:p text:style-name="P9">période du <text:database-display text:table-name="factures" text:table-type="table" text:column-name=" date de debut " text:database-name="factures">&lt; date de debut &gt;</text:database-display><text:tab/>au <text:database-display text:table-name="factures" text:table-type="table" text:column-name=" date de fin " text:database-name="factures">&lt; date de fin &gt;</text:database-display></text:p>
      <text:p text:style-name="P10">soit <text:database-display text:table-name="factures" text:table-type="table" text:column-name=" nb de jours " text:database-name="factures">&lt; nb de jours &gt;</text:database-display><text:s/>jours</text:p>
      <text:p text:style-name="P10"/>
      <text:p text:style-name="P11"><text:span text:style-name="T2">Usager : </text:span><text:span text:style-name="T2"><text:database-display text:table-name="factures" text:table-type="table" text:column-name=" usager " text:database-name="factures">&lt; usager &gt;</text:database-display></text:span><text:span text:style-name="T2"><text:tab/>Abonne : </text:span><text:span text:style-name="T2"><text:database-display text:table-name="factures" text:table-type="table" text:column-name=" abonne " text:database-name="factures">&lt; abonne &gt;</text:database-display></text:span></text:p>
      <text:p text:style-name="P9"><text:span text:style-name="T3">Bateau : </text:span><text:span text:style-name="T3"><text:database-display text:table-name="factures" text:table-type="table" text:column-name=" bateau " text:database-name="factures">&lt; bateau &gt;</text:database-display></text:span><text:span text:style-name="T3"><text:tab/></text:span>Taille : <text:database-display text:table-name="factures" text:table-type="table" text:column-name=" taille " text:database-name="factures">&lt; taille &gt;</text:database-display><text:s/><text:span text:style-name="T5">mètres</text:span></text:p>
      <text:p text:style-name="P9"/>
      <text:p text:style-name="P10">Place occupée : <text:database-display text:table-name="factures" text:table-type="table" text:column-name=" place " text:database-name="factures">&lt; place &gt;</text:database-display><text:tab/>Type de place : <text:database-display text:table-name="factures" text:table-type="table" text:column-name=" type de place " text:database-name="factures">&lt; type de place &gt;</text:database-display></text:p>
      <text:p text:style-name="P5"/>
      <text:p text:style-name="P5"/>
      <text:p text:style-name="P5"/>
      <text:p text:style-name="P5"/>
      <text:p text:style-name="P5"/>
      <text:p text:style-name="P5"/>
      <text:p text:style-name="P12">Prix de base : <text:tab/> <text:database-display text:table-name="factures" text:table-type="table" text:column-name=" prix de base " text:database-name="factures">&lt; prix de base &gt;</text:database-display></text:p>
      <text:p text:style-name="P12">Prix de ce type de place : <text:tab/> <text:database-display text:table-name="factures" text:table-type="table" text:column-name=" prix de la place " text:database-name="factures">&lt; prix de la place &gt;</text:database-display></text:p>
      <text:p text:style-name="P12"/>
      <text:p text:style-name="P12">prix de l’option électricité : <text:tab/> <text:database-display text:table-name="factures" text:table-type="table" text:column-name=" prix elec " text:database-name="factures">&lt; prix elec &gt;</text:database-display></text:p>
      <text:p text:style-name="P12">prix de l’option eau : <text:tab/> <text:database-display text:table-name="factures" text:table-type="table" text:column-name=" prix eau " text:database-name="factures">&lt; prix eau &gt;</text:database-display></text:p>
      <text:p text:style-name="P12"/>
      <text:p text:style-name="P13"><text:span text:style-name="T3">Soit prix de référence par jour : <text:tab/> </text:span><text:span text:style-name="T3"><text:database-display text:table-name="factures" text:table-type="table" text:column-name=" prix jour " text:database-name="factures">&lt; prix jour &gt;</text:database-display></text:span></text:p>
      <text:p text:style-name="P6"/>
      <text:p text:style-name="P6"/>
      <text:p text:style-name="P12">Total HT : <text:tab/> <text:database-display text:table-name="factures" text:table-type="table" text:column-name=" total HT " text:database-name="factures">&lt; total HT &gt;</text:database-display></text:p>
      <text:p text:style-name="P12"/>
      <text:p text:style-name="P12">Montant TVA : <text:tab/> <text:database-display text:table-name="factures" text:table-type="table" text:column-name=" TVA " text:database-name="factures">&lt; TVA &gt;</text:database-display></text:p>
      <text:p text:style-name="P12"/>
      <text:p text:style-name="P12">Total TTC : <text:tab/> <text:span text:style-name="T4"><text:database-display text:table-name="factures" text:table-type="table" text:column-name=" total TTC " text:database-name="factures">&lt; total TTC &gt;</text:database-display>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08f52f" officeooo:paragraph-rsid="0008f52f" style:font-size-asian="10pt" style:font-size-complex="10pt"/>
    </style:style>
    <style:style style:name="MT1" style:family="text">
      <style:text-properties officeooo:rsid="000dff4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Facture fictive accompagnant un projet de développement en c++ dans le cadre du Master 1 Bio<text:span text:style-name="MT1">i</text:span>nformatique – <text:span text:style-name="MT1">Université de </text:span>Bordeaux - Alexandre Cornier - <text:span text:style-name="MT1">2020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6T17:40:45.752000000</meta:creation-date>
    <dc:date>2020-04-07T15:19:14.962000000</dc:date>
    <meta:editing-duration>PT54M6S</meta:editing-duration>
    <meta:editing-cycles>17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16" meta:word-count="162" meta:character-count="721" meta:non-whitespace-character-count="557"/>
  </office:meta>
</office:document-meta>
</file>

<file path=EmbeddedDatabase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db="urn:oasis:names:tc:opendocument:xmlns:database:1.0" office:version="1.2">
  <office:scripts/>
  <office:font-face-decls/>
  <office:automatic-styles/>
  <office:body>
    <office:database>
      <db:data-source>
        <db:connection-data>
          <db:database-description>
            <db:file-based-database xlink:href="../../" db:media-type="text/csv" db:extension="txt"/>
          </db:database-description>
          <db:login db:is-password-required="false"/>
        </db:connection-data>
        <db:driver-settings db:system-driver-settings="" db:base-dn="" db:parameter-name-substitution="false">
          <db:delimiter db:field=";" db:string="" db:decimal="." db:thousand=""/>
        </db:driver-settings>
        <db:application-connection-settings db:is-table-name-length-limited="false" db:append-table-alias-name="false" db:max-row-count="100">
          <db:table-filter>
            <db:table-include-filter>
              <db:table-filter-pattern>factures</db:table-filter-pattern>
            </db:table-include-filter>
          </db:table-filter>
          <db:data-source-settings>
            <db:data-source-setting db:data-source-setting-is-list="false" db:data-source-setting-name="Extension" db:data-source-setting-type="string">
              <db:data-source-setting-value>txt</db:data-source-setting-value>
            </db:data-source-setting>
          </db:data-source-settings>
        </db:application-connection-settings>
      </db:data-source>
    </office:database>
  </office:body>
</office:document-content>
</file>